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1389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orbel" fo:font-size="0.32292in" style:font-size-asian="0.32292in" style:font-size-complex="0.32292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9">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595959"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28125in" style:font-size-asian="0.28125in" style:font-size-complex="0.28125in" fo:letter-spacing="-0.00833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2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70">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443">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50">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446">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53">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56">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1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9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59">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3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0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82">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4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347">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8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5in"/>
      </text:list-level-style-number>
      <text:list-level-style-number text:level="3" style:num-format="" style:num-list-format-name="">
        <style:list-level-properties text:space-before="1.05in"/>
      </text:list-level-style-number>
      <text:list-level-style-number text:level="4" style:num-format="" style:num-list-format-name="">
        <style:list-level-properties text:space-before="1.55in"/>
      </text:list-level-style-number>
      <text:list-level-style-number text:level="5" style:num-format="" style:num-list-format-name="">
        <style:list-level-properties text:space-before="2.05in"/>
      </text:list-level-style-number>
      <text:list-level-style-number text:level="6" style:num-format="" style:num-list-format-name="">
        <style:list-level-properties text:space-before="2.55in"/>
      </text:list-level-style-number>
      <text:list-level-style-number text:level="7" style:num-format="" style:num-list-format-name="">
        <style:list-level-properties text:space-before="3.05in"/>
      </text:list-level-style-number>
      <text:list-level-style-number text:level="8" style:num-format="" style:num-list-format-name="">
        <style:list-level-properties text:space-before="3.55in"/>
      </text:list-level-style-number>
      <text:list-level-style-number text:level="9" style:num-format="" style:num-list-format-name="">
        <style:list-level-properties text:space-before="4.05in"/>
      </text:list-level-style-number>
    </text:list-style>
    <text:list-style style:name="a362">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office:automatic-styles>
  <office:body>
    <office:presentation>
      <draw:page draw:name="Slide1" draw:style-name="a279" draw:master-page-name="Master1-Layout1-title-Title-Slide" presentation:presentation-page-layout-name="Master1-PPL1" draw:id="Slide-256">
        <draw:frame draw:id="id67" presentation:style-name="a283" draw:name="Title 1" svg:x="0.625in" svg:y="0.63244in" svg:width="5.83333in" svg:height="1.37649in" presentation:class="title" presentation:placeholder="false">
          <draw:text-box>
            <text:p text:style-name="a282" text:class-names="" text:cond-style-name=""><text:span text:style-name="a280" text:class-names="">DIGITAL PORTFOLIO</text:span><text:span text:style-name="a281" text:class-names=""/></text:p>
          </draw:text-box>
          <svg:title/>
          <svg:desc/>
        </draw:frame>
        <draw:frame draw:id="id68" presentation:style-name="a323" draw:name="Title 1" svg:x="0.0332in" svg:y="4.21181in" svg:width="5.83333in" svg:height="2.35069in" presentation:class="title" presentation:placeholder="false">
          <draw:text-box>
            <text:p text:style-name="a322" text:class-names="" text:cond-style-name=""><text:span text:style-name="a284" text:class-names="">Name <text:s text:c="13"/></text:span><text:span text:style-name="a285" text:class-names="">:<text:s text:c="1"/></text:span><text:span text:style-name="a286" text:class-names="">priyanga</text:span><text:span text:style-name="a287" text:class-names=""><text:s text:c="1"/>. <text:s text:c="1"/>S<text:line-break/></text:span><text:span text:style-name="a288" text:class-names="">Register</text:span><text:span text:style-name="a289" text:class-names=""><text:s text:c="1"/></text:span><text:span text:style-name="a290" text:class-names="">no</text:span><text:span text:style-name="a291" text:class-names=""><text:s text:c="1"/>&amp;<text:s text:c="1"/></text:span><text:span text:style-name="a292" text:class-names="">NMID</text:span><text:span text:style-name="a293" text:class-names="">:</text:span><text:span text:style-name="a294" text:class-names="">2422k2340<text:s text:c="1"/></text:span><text:span text:style-name="a295" text:class-names="">&amp;</text:span><text:span text:style-name="a296" text:class-names=""><text:s text:c="1"/>F286FD9A1C800CEB2B941A4D433B0833 <text:line-break/></text:span><text:span text:style-name="a297" text:class-names="">Department<text:s text:c="1"/></text:span><text:span text:style-name="a298" text:class-names="">:<text:s text:c="1"/></text:span><text:span text:style-name="a299" text:class-names="">bachelor</text:span><text:span text:style-name="a300" text:class-names=""><text:s text:c="1"/></text:span><text:span text:style-name="a301" text:class-names="">of</text:span><text:span text:style-name="a302" text:class-names=""><text:s text:c="1"/></text:span><text:span text:style-name="a303" text:class-names="">computer</text:span><text:span text:style-name="a304" text:class-names=""><text:s text:c="2"/></text:span><text:span text:style-name="a305" text:class-names="">Science</text:span><text:span text:style-name="a306" text:class-names=""><text:s text:c="10"/><text:line-break/></text:span><text:span text:style-name="a307" text:class-names="">College <text:s text:c="11"/></text:span><text:span text:style-name="a308" text:class-names="">:<text:s text:c="1"/></text:span><text:span text:style-name="a309" text:class-names="">Pioneer</text:span><text:span text:style-name="a310" text:class-names=""><text:s text:c="1"/></text:span><text:span text:style-name="a311" text:class-names="">college</text:span><text:span text:style-name="a312" text:class-names=""><text:s text:c="1"/></text:span><text:span text:style-name="a313" text:class-names="">of</text:span><text:span text:style-name="a314" text:class-names=""><text:s text:c="1"/></text:span><text:span text:style-name="a315" text:class-names="">arts</text:span><text:span text:style-name="a316" text:class-names=""><text:s text:c="1"/></text:span><text:span text:style-name="a317" text:class-names="">and</text:span><text:span text:style-name="a318" text:class-names=""><text:s text:c="1"/></text:span><text:span text:style-name="a319" text:class-names="">science</text:span><text:span text:style-name="a320" text:class-names=""><text:s text:c="1"/></text:span><text:span text:style-name="a321" text:class-names=""/></text:p>
          </draw:text-box>
          <svg:title/>
          <svg:desc/>
        </draw:frame>
      </draw:page>
      <draw:page draw:name="Slide2" draw:style-name="a324" draw:master-page-name="Master1-Layout1-title-Title-Slide" presentation:presentation-page-layout-name="Master1-PPL1" draw:id="Slide-257">
        <draw:frame draw:id="id69" presentation:style-name="a336" draw:name="Title 1" svg:x="0in" svg:y="-0.17274in" svg:width="6in" svg:height="4.93464in" presentation:class="title" presentation:placeholder="false">
          <draw:text-box>
            <text:p text:style-name="a335" text:class-names="" text:cond-style-name=""><text:span text:style-name="a325" text:class-names="">UI</text:span><text:span text:style-name="a326" text:class-names="">/<text:s text:c="1"/></text:span><text:span text:style-name="a327" text:class-names="">UX</text:span><text:span text:style-name="a328" text:class-names=""><text:s text:c="1"/></text:span><text:span text:style-name="a329" text:class-names="">for</text:span><text:span text:style-name="a330" text:class-names=""><text:s text:c="1"/></text:span><text:span text:style-name="a331" text:class-names="">Mobile</text:span><text:span text:style-name="a332" text:class-names=""><text:s text:c="1"/></text:span><text:span text:style-name="a333" text:class-names="">apps</text:span><text:span text:style-name="a334" text:class-names=""/></text:p>
          </draw:text-box>
          <svg:title/>
          <svg:desc/>
        </draw:frame>
      </draw:page>
      <draw:page draw:name="Slide3" draw:style-name="a337" draw:master-page-name="Master1-Layout2-obj-Title-and-Content" presentation:presentation-page-layout-name="Master1-PPL2" draw:id="Slide-258">
        <draw:frame draw:id="id70" presentation:style-name="a341" draw:name="Title 1" svg:x="0.20745in" svg:y="1.22904in" svg:width="2.41755in" svg:height="5.03191in" presentation:class="title" presentation:placeholder="false">
          <draw:text-box>
            <text:p text:style-name="a340" text:class-names="" text:cond-style-name=""><text:span text:style-name="a338" text:class-names="">AGENDA</text:span><text:span text:style-name="a339" text:class-names=""/></text:p>
          </draw:text-box>
          <svg:title/>
          <svg:desc/>
        </draw:frame>
        <draw:frame draw:id="id71" presentation:style-name="a372" draw:name="Content Placeholder 2" svg:x="3.17361in" svg:y="0.945in" svg:width="6in" svg:height="5.90024in" presentation:class="outline" presentation:placeholder="false">
          <draw:text-box>
            <text:list text:style-name="a344">
              <text:list-item>
                <text:p text:style-name="a343" text:class-names="" text:cond-style-name=""><text:span text:style-name="a342" text:class-names="">Problem statement<text:s text:c="1"/></text:span></text:p>
              </text:list-item>
            </text:list>
            <text:list text:style-name="a347">
              <text:list-item>
                <text:p text:style-name="a346" text:class-names="" text:cond-style-name=""><text:span text:style-name="a345" text:class-names="">Introduction<text:s text:c="1"/></text:span></text:p>
              </text:list-item>
            </text:list>
            <text:list text:style-name="a350">
              <text:list-item>
                <text:p text:style-name="a349" text:class-names="" text:cond-style-name=""><text:span text:style-name="a348" text:class-names="">Difference between UI &amp;UX</text:span></text:p>
              </text:list-item>
            </text:list>
            <text:list text:style-name="a353">
              <text:list-item>
                <text:p text:style-name="a352" text:class-names="" text:cond-style-name=""><text:span text:style-name="a351" text:class-names="">Importance of UI &amp;UX</text:span></text:p>
              </text:list-item>
            </text:list>
            <text:list text:style-name="a356">
              <text:list-item>
                <text:p text:style-name="a355" text:class-names="" text:cond-style-name=""><text:span text:style-name="a354" text:class-names="">Principles of <text:s text:c="1"/>UI &amp;UX</text:span></text:p>
              </text:list-item>
            </text:list>
            <text:list text:style-name="a359">
              <text:list-item>
                <text:p text:style-name="a358" text:class-names="" text:cond-style-name=""><text:span text:style-name="a357" text:class-names="">End users of UI &amp; UX</text:span></text:p>
              </text:list-item>
            </text:list>
            <text:list text:style-name="a362">
              <text:list-item>
                <text:p text:style-name="a361" text:class-names="" text:cond-style-name=""><text:span text:style-name="a360" text:class-names="">Real world examples</text:span></text:p>
              </text:list-item>
            </text:list>
            <text:list text:style-name="a365">
              <text:list-item>
                <text:p text:style-name="a364" text:class-names="" text:cond-style-name=""><text:span text:style-name="a363" text:class-names="">Conclusion<text:s text:c="1"/></text:span></text:p>
              </text:list-item>
            </text:list>
            <text:list text:style-name="a368">
              <text:list-item>
                <text:p text:style-name="a367" text:class-names="" text:cond-style-name=""><text:span text:style-name="a366" text:class-names="">Project overview<text:s text:c="1"/></text:span></text:p>
              </text:list-item>
            </text:list>
            <text:list text:style-name="a371">
              <text:list-item>
                <text:p text:style-name="a370" text:class-names="" text:cond-style-name=""><text:span text:style-name="a369" text:class-names="">GitHub link</text:span></text:p>
              </text:list-item>
            </text:list>
          </draw:text-box>
          <svg:title/>
          <svg:desc/>
        </draw:frame>
      </draw:page>
      <draw:page draw:name="Slide4" draw:style-name="a373" draw:master-page-name="Master1-Layout2-obj-Title-and-Content" presentation:presentation-page-layout-name="Master1-PPL2" draw:id="Slide-259">
        <draw:frame draw:id="id72" presentation:style-name="a377" draw:name="Title 1" svg:x="0.20745in" svg:y="1.22904in" svg:width="2.41755in" svg:height="5.03191in" presentation:class="title" presentation:placeholder="false">
          <draw:text-box>
            <text:p text:style-name="a376" text:class-names="" text:cond-style-name=""><text:span text:style-name="a374" text:class-names="">Problem statement<text:s text:c="1"/></text:span><text:span text:style-name="a375" text:class-names=""/></text:p>
          </draw:text-box>
          <svg:title/>
          <svg:desc/>
        </draw:frame>
        <draw:frame draw:id="id73" presentation:style-name="a393" draw:name="Content Placeholder 2" svg:x="3.27343in" svg:y="0.90617in" svg:width="5.73069in" svg:height="5.67765in" presentation:class="outline" presentation:placeholder="false">
          <draw:text-box>
            <text:list text:style-name="a380">
              <text:list-item>
                <text:p text:style-name="a379" text:class-names="" text:cond-style-name=""><text:span text:style-name="a378" text:class-names=""><text:s text:c="1"/></text:span></text:p>
              </text:list-item>
            </text:list>
            <text:list text:style-name="a383">
              <text:list-item>
                <text:p text:style-name="a382" text:class-names="" text:cond-style-name=""><text:span text:style-name="a381" text:class-names=""><text:s text:c="10"/></text:span></text:p>
              </text:list-item>
            </text:list>
            <text:list text:style-name="a386">
              <text:list-item>
                <text:p text:style-name="a385" text:class-names="" text:cond-style-name=""><text:span text:style-name="a384" text:class-names="">“The current challenge in mobile app development is ensuring that the user interface is simple, visually appealing, and accessible, while the user experience remains intuitive, engaging, and efficient. Without this balance, apps risk low adoption and high churn rates.”</text:span></text:p>
              </text:list-item>
            </text:list>
            <text:list text:style-name="a389">
              <text:list-item>
                <text:p text:style-name="a388" text:class-names="" text:cond-style-name=""><text:span text:style-name="a387" text:class-names=""/></text:p>
              </text:list-item>
            </text:list>
            <text:list text:style-name="a392">
              <text:list-item>
                <text:p text:style-name="a391" text:class-names="" text:cond-style-name=""><text:span text:style-name="a390" text:class-names=""/></text:p>
              </text:list-item>
            </text:list>
          </draw:text-box>
          <svg:title/>
          <svg:desc/>
        </draw:frame>
      </draw:page>
      <draw:page draw:name="Slide9" draw:style-name="a394" draw:master-page-name="Master1-Layout2-obj-Title-and-Content" presentation:presentation-page-layout-name="Master1-PPL2" draw:id="Slide-264">
        <draw:frame draw:id="id74" presentation:style-name="a398" draw:name="Title 1" svg:x="0.20745in" svg:y="1.22904in" svg:width="2.41755in" svg:height="5.03191in" presentation:class="title" presentation:placeholder="false">
          <draw:text-box>
            <text:p text:style-name="a397" text:class-names="" text:cond-style-name=""><text:span text:style-name="a395" text:class-names="">Introduction<text:line-break/></text:span><text:span text:style-name="a396" text:class-names=""/></text:p>
          </draw:text-box>
          <svg:title/>
          <svg:desc/>
        </draw:frame>
        <draw:frame draw:id="id75" presentation:style-name="a405" draw:name="Content Placeholder 2" svg:x="3.17361in" svg:y="0.945in" svg:width="6in" svg:height="5.6in" presentation:class="outline" presentation:placeholder="false">
          <draw:text-box>
            <text:list text:style-name="a401">
              <text:list-item>
                <text:p text:style-name="a400" text:class-names="" text:cond-style-name=""><text:span text:style-name="a399" text:class-names="">What is UI (User Interface)? What is UX (User Experience)? Why both are important together?</text:span></text:p>
              </text:list-item>
            </text:list>
            <text:list text:style-name="a404">
              <text:list-item>
                <text:p text:style-name="a403" text:class-names="" text:cond-style-name=""><text:span text:style-name="a402" text:class-names=""/></text:p>
              </text:list-item>
            </text:list>
          </draw:text-box>
          <svg:title/>
          <svg:desc/>
        </draw:frame>
      </draw:page>
      <draw:page draw:name="Slide10" draw:style-name="a406" draw:master-page-name="Master1-Layout2-obj-Title-and-Content" presentation:presentation-page-layout-name="Master1-PPL2" draw:id="Slide-265">
        <draw:frame draw:id="id76" presentation:style-name="a410" draw:name="Title 1" svg:x="0.20745in" svg:y="1.22904in" svg:width="2.41755in" svg:height="5.03191in" presentation:class="title" presentation:placeholder="false">
          <draw:text-box>
            <text:p text:style-name="a409" text:class-names="" text:cond-style-name=""><text:span text:style-name="a407" text:class-names="">Difference Between UI &amp; UX</text:span><text:span text:style-name="a408" text:class-names=""/></text:p>
          </draw:text-box>
          <svg:title/>
          <svg:desc/>
        </draw:frame>
        <draw:frame draw:id="id77" presentation:style-name="a415" draw:name="Content Placeholder 2" svg:x="3.41171in" svg:y="0.945in" svg:width="6in" svg:height="5.6in" presentation:class="outline" presentation:placeholder="false">
          <draw:text-box>
            <text:list text:style-name="a414">
              <text:list-item>
                <text:p text:style-name="a413" text:class-names="" text:cond-style-name=""><text:span text:style-name="a411" text:class-names="">UI: Visual design, colors, layout, typography. UX: User journey, usability, satisfaction. Example: A food delivery app (UI = looks, UX = ease of ordering).</text:span><text:span text:style-name="a412" text:class-names=""/></text:p>
              </text:list-item>
            </text:list>
          </draw:text-box>
          <svg:title/>
          <svg:desc/>
        </draw:frame>
      </draw:page>
      <draw:page draw:name="Slide7" draw:style-name="a416" draw:master-page-name="Master1-Layout2-obj-Title-and-Content" presentation:presentation-page-layout-name="Master1-PPL2" draw:id="Slide-262">
        <draw:frame draw:id="id78" presentation:style-name="a420" draw:name="Title 1" svg:x="0.20745in" svg:y="1.22904in" svg:width="2.41755in" svg:height="5.03191in" presentation:class="title" presentation:placeholder="false">
          <draw:text-box>
            <text:p text:style-name="a419" text:class-names="" text:cond-style-name=""><text:span text:style-name="a417" text:class-names="">Principles of Good UI/UX</text:span><text:span text:style-name="a418" text:class-names=""/></text:p>
          </draw:text-box>
          <svg:title/>
          <svg:desc/>
        </draw:frame>
        <draw:frame draw:id="id79" presentation:style-name="a425" draw:name="Content Placeholder 2" svg:x="3.17361in" svg:y="0.945in" svg:width="6in" svg:height="5.6in" presentation:class="outline" presentation:placeholder="false">
          <draw:text-box>
            <text:list text:style-name="a424">
              <text:list-item>
                <text:p text:style-name="a423" text:class-names="" text:cond-style-name=""><text:span text:style-name="a421" text:class-names="">Simplicity Consistency Accessibility Feedback (buttons, notifications) Mobile responsiveness</text:span><text:span text:style-name="a422" text:class-names=""/></text:p>
              </text:list-item>
            </text:list>
          </draw:text-box>
          <svg:title/>
          <svg:desc/>
        </draw:frame>
      </draw:page>
      <draw:page draw:name="Slide6" draw:style-name="a426" draw:master-page-name="Master1-Layout2-obj-Title-and-Content" presentation:presentation-page-layout-name="Master1-PPL2" draw:id="Slide-261">
        <draw:frame draw:id="id80" presentation:style-name="a430" draw:name="Title 1" svg:x="0.20745in" svg:y="1.22904in" svg:width="2.41755in" svg:height="5.03191in" presentation:class="title" presentation:placeholder="false">
          <draw:text-box>
            <text:p text:style-name="a429" text:class-names="" text:cond-style-name=""><text:span text:style-name="a427" text:class-names="">End users</text:span><text:span text:style-name="a428" text:class-names=""/></text:p>
          </draw:text-box>
          <svg:title/>
          <svg:desc/>
        </draw:frame>
        <draw:frame draw:id="id81" presentation:style-name="a435" draw:name="Content Placeholder 2" svg:x="3.17361in" svg:y="0.945in" svg:width="6in" svg:height="5.6in" presentation:class="outline" presentation:placeholder="false">
          <draw:text-box>
            <text:list text:style-name="a434">
              <text:list-item>
                <text:p text:style-name="a433" text:class-names="" text:cond-style-name=""><text:span text:style-name="a431" text:class-names="">Primary users (customers/clients) Secondary users (family, managers, assistants) Internal users (admins, staffs) Indirect users (influenced people)</text:span><text:span text:style-name="a432" text:class-names=""/></text:p>
              </text:list-item>
            </text:list>
          </draw:text-box>
          <svg:title/>
          <svg:desc/>
        </draw:frame>
      </draw:page>
      <draw:page draw:name="Slide8" draw:style-name="a436" draw:master-page-name="Master1-Layout2-obj-Title-and-Content" presentation:presentation-page-layout-name="Master1-PPL2" draw:id="Slide-263">
        <draw:frame draw:id="id82" presentation:style-name="a440" draw:name="Title 1" svg:x="0.20745in" svg:y="1.22904in" svg:width="2.41755in" svg:height="5.03191in" presentation:class="title" presentation:placeholder="false">
          <draw:text-box>
            <text:p text:style-name="a439" text:class-names="" text:cond-style-name=""><text:span text:style-name="a437" text:class-names="">Real-World Examples<text:line-break/></text:span><text:span text:style-name="a438" text:class-names=""/></text:p>
          </draw:text-box>
          <svg:title/>
          <svg:desc/>
        </draw:frame>
        <draw:frame draw:id="id83" presentation:style-name="a447" draw:name="Content Placeholder 2" svg:x="3.17361in" svg:y="0.945in" svg:width="6in" svg:height="5.6in" presentation:class="outline" presentation:placeholder="false">
          <draw:text-box>
            <text:list text:style-name="a443">
              <text:list-item>
                <text:p text:style-name="a442" text:class-names="" text:cond-style-name=""><text:span text:style-name="a441" text:class-names="">Instagram (simple UI + addictive UX) Swiggy/Zomato (smooth ordering) Google (minimal UI, strong UX)</text:span></text:p>
              </text:list-item>
            </text:list>
            <text:list text:style-name="a446">
              <text:list-item>
                <text:p text:style-name="a445" text:class-names="" text:cond-style-name=""><text:span text:style-name="a444" text:class-names=""/></text:p>
              </text:list-item>
            </text:list>
          </draw:text-box>
          <svg:title/>
          <svg:desc/>
        </draw:frame>
      </draw:page>
      <draw:page draw:name="Slide11" draw:style-name="a448" draw:master-page-name="Master1-Layout2-obj-Title-and-Content" presentation:presentation-page-layout-name="Master1-PPL2" draw:id="Slide-266">
        <draw:frame draw:id="id84" presentation:style-name="a452" draw:name="Title 1" svg:x="0.20745in" svg:y="1.22904in" svg:width="2.41755in" svg:height="5.03191in" presentation:class="title" presentation:placeholder="false">
          <draw:text-box>
            <text:p text:style-name="a451" text:class-names="" text:cond-style-name=""><text:span text:style-name="a449" text:class-names="">Conclusion</text:span><text:span text:style-name="a450" text:class-names=""/></text:p>
          </draw:text-box>
          <svg:title/>
          <svg:desc/>
        </draw:frame>
        <draw:frame draw:id="id85" presentation:style-name="a471" draw:name="Content Placeholder 2" svg:x="3.17361in" svg:y="0.945in" svg:width="6in" svg:height="5.6in" presentation:class="outline" presentation:placeholder="false">
          <draw:text-box>
            <text:list text:style-name="a470">
              <text:list-item>
                <text:p text:style-name="a469" text:class-names="" text:cond-style-name=""><text:span text:style-name="a453" text:class-names="">“</text:span><text:span text:style-name="a454" text:class-names="">Great</text:span><text:span text:style-name="a455" text:class-names=""><text:s text:c="1"/></text:span><text:span text:style-name="a456" text:class-names="">UI</text:span><text:span text:style-name="a457" text:class-names="">/</text:span><text:span text:style-name="a458" text:class-names="">UX</text:span><text:span text:style-name="a459" text:class-names=""><text:s text:c="1"/>=<text:s text:c="1"/></text:span><text:span text:style-name="a460" text:class-names="">Happy</text:span><text:span text:style-name="a461" text:class-names=""><text:s text:c="1"/></text:span><text:span text:style-name="a462" text:class-names="">Users</text:span><text:span text:style-name="a463" text:class-names=""><text:s text:c="1"/>+<text:s text:c="1"/></text:span><text:span text:style-name="a464" text:class-names="">Successful</text:span><text:span text:style-name="a465" text:class-names=""><text:s text:c="1"/></text:span><text:span text:style-name="a466" text:class-names="">Product</text:span><text:span text:style-name="a467" text:class-names="">”</text:span><text:span text:style-name="a468" text:class-names=""/></text:p>
              </text:list-item>
            </text:list>
          </draw:text-box>
          <svg:title/>
          <svg:desc/>
        </draw:frame>
      </draw:page>
      <draw:page draw:name="Slide5" draw:style-name="a472" draw:master-page-name="Master1-Layout2-obj-Title-and-Content" presentation:presentation-page-layout-name="Master1-PPL2" draw:id="Slide-260">
        <draw:frame draw:id="id86" presentation:style-name="a479" draw:name="Title 1" svg:x="0.20745in" svg:y="1.22904in" svg:width="2.41755in" svg:height="5.03191in" presentation:class="title" presentation:placeholder="false">
          <draw:text-box>
            <text:p text:style-name="a478" text:class-names="" text:cond-style-name=""><text:span text:style-name="a473" text:class-names="">Project</text:span><text:span text:style-name="a474" text:class-names=""><text:s text:c="1"/></text:span><text:span text:style-name="a475" text:class-names="">overview</text:span><text:span text:style-name="a476" text:class-names=""><text:s text:c="1"/></text:span><text:span text:style-name="a477" text:class-names=""/></text:p>
          </draw:text-box>
          <svg:title/>
          <svg:desc/>
        </draw:frame>
        <draw:frame draw:id="id87" presentation:style-name="a486" draw:name="Content Placeholder 2" svg:x="3.17361in" svg:y="0.945in" svg:width="6in" svg:height="5.6in" presentation:class="outline" presentation:placeholder="false">
          <draw:text-box>
            <text:list text:style-name="a482">
              <text:list-item>
                <text:p text:style-name="a481" text:class-names="" text:cond-style-name=""><text:span text:style-name="a480" text:class-names="">A visually appealing and functional mobile app design. Improved accessibility and usability across devices. Higher user engagement and satisfaction. A design model that can be applied to real-world apps.</text:span></text:p>
              </text:list-item>
            </text:list>
            <text:list text:style-name="a485">
              <text:list-item>
                <text:p text:style-name="a484" text:class-names="" text:cond-style-name=""><text:span text:style-name="a483" text:class-names=""/></text:p>
              </text:list-item>
            </text:list>
          </draw:text-box>
          <svg:title/>
          <svg:desc/>
        </draw:frame>
      </draw:page>
      <draw:page draw:name="Slide12" draw:style-name="a487" draw:master-page-name="Master1-Layout2-obj-Title-and-Content" presentation:presentation-page-layout-name="Master1-PPL2" draw:id="Slide-267">
        <draw:frame draw:id="id88" presentation:style-name="a491" draw:name="Title 1" svg:x="0.20745in" svg:y="1.22904in" svg:width="2.41755in" svg:height="5.03191in" presentation:class="title" presentation:placeholder="false">
          <draw:text-box>
            <text:p text:style-name="a490" text:class-names="" text:cond-style-name=""><text:span text:style-name="a488" text:class-names="">GitHub link</text:span><text:span text:style-name="a489" text:class-names=""/></text:p>
          </draw:text-box>
          <svg:title/>
          <svg:desc/>
        </draw:frame>
        <draw:frame draw:id="id89" presentation:style-name="a496" draw:name="Content Placeholder 2" svg:x="3.17361in" svg:y="0.945in" svg:width="6in" svg:height="5.6in" presentation:class="outline" presentation:placeholder="false">
          <draw:text-box>
            <text:list text:style-name="a495">
              <text:list-item>
                <text:p text:style-name="a494" text:class-names="" text:cond-style-name=""><text:span text:style-name="a492" text:class-names="">https://github.com/priyankasanthosh016-ship-it</text:span><text:span text:style-name="a49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8775in" svg:y="1.42in" svg:width="6in" svg:height="3.56in"/>
      <presentation:placeholder presentation:object="subtitle" svg:x="0.90224in" svg:y="5.10744in" svg:width="6in" svg:height="1in"/>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2" style:display-name="Title and Content">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3" style:display-name="Section Header">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4" style:display-name="Two Content">
      <presentation:placeholder presentation:object="object" svg:x="6.4125in" svg:y="0.95in" svg:width="2.85in" svg:height="5.6in"/>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5" style:display-name="Comparison">
      <presentation:placeholder presentation:object="object" svg:x="3.1725in" svg:y="2.1117in" svg:width="2.85in" svg:height="4.4in"/>
      <presentation:placeholder presentation:object="outline" svg:x="6.41278in" svg:y="1.11941in" svg:width="2.85in" svg:height="0.88929in"/>
      <presentation:placeholder presentation:object="object" svg:x="6.41278in" svg:y="2.1117in" svg:width="2.85in" svg:height="4.4in"/>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6" style:display-name="Title Only">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7" style:display-name="Blank">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8" style:display-name="Content with Caption">
      <presentation:placeholder presentation:object="outline" svg:x="0.21in" svg:y="3.65in" svg:width="2.325in" svg:height="2.8in"/>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9" style:display-name="Picture with Caption">
      <presentation:placeholder presentation:object="outline" svg:x="0.21in" svg:y="3.65333in" svg:width="2.325in" svg:height="2.8in"/>
      <presentation:placeholder presentation:object="date-time" svg:x="0.21528in" svg:y="6.95139in" svg:width="2.25in" svg:height="0.39931in"/>
      <presentation:placeholder presentation:object="footer" svg:x="2.87in" svg:y="6.95139in" svg:width="4.84869in" svg:height="0.39931in"/>
      <presentation:placeholder presentation:object="page-number" svg:x="8.72222in" svg:y="6.95139in" svg:width="1.25568in" svg:height="0.39931in"/>
    </style:presentation-page-layout>
    <style:presentation-page-layout style:name="Master1-PPL10" style:display-name="Title and Vertical Text">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presentation-page-layout style:name="Master1-PPL11" style:display-name="Vertical Title and Text">
      <presentation:placeholder presentation:object="date-time" svg:x="0.21528in" svg:y="6.95139in" svg:width="2.25in" svg:height="0.39931in"/>
      <presentation:placeholder presentation:object="footer" svg:x="3.17361in" svg:y="6.95139in" svg:width="4.84869in" svg:height="0.39931in"/>
      <presentation:placeholder presentation:object="page-number" svg:x="8.72222in" svg:y="6.95139in" svg:width="1.25568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graphic" style:name="a129">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6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text" style:name="a7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0.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1.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1.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paragraph" style:name="a146">
      <style:paragraph-properties fo:line-height="90%" fo:text-align="left" style:tab-stop-distance="1in" fo:margin-left="2.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595959"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
      <style:paragraph-properties fo:line-height="90%" fo:text-align="left" style:tab-stop-distance="1in" fo:margin-left="0.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595959"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paragraph" style:name="a160">
      <style:paragraph-properties fo:line-height="90%" fo:text-align="left" style:tab-stop-distance="1in" fo:margin-left="1.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orbel"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2.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595959"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595959"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orbel" fo:font-size="0.41667in" style:font-size-asian="0.41667in" style:font-size-complex="0.41667in" fo:letter-spacing="-0.008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27">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1.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orbel" fo:font-size="0.17361in" style:font-size-asian="0.17361in" style:font-size-complex="0.173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40bad2" draw:opacity="100%"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595959"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c3c3c3" draw:opacity="49.804%" draw:stroke="none" draw:auto-grow-width="false" draw:auto-grow-height="false"/>
      <style:paragraph-properties style:font-independent-line-spacing="true" style:writing-mode="lr-tb"/>
    </style:style>
    <style:style style:family="text" style:name="a106">
      <style:text-properties fo:font-variant="normal" fo:text-transform="none" fo:color="#595959" style:text-line-through-type="none" style:text-line-through-style="none" style:text-line-through-width="auto" style:text-line-through-color="font-color" style:text-position="0% 100%" fo:font-family="Corbe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1.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d9f1f6"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c8c8c8" draw:opacity="49.804%" draw:stroke="none" draw:auto-grow-width="false" draw:auto-grow-height="false"/>
      <style:paragraph-properties style:font-independent-line-spacing="true" style:writing-mode="lr-tb"/>
    </style:style>
    <style:style style:family="text" style:name="a25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left" style:tab-stop-distance="1in" fo:margin-left="1.7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595959" style:text-line-through-type="none" style:text-line-through-style="none" style:text-line-through-width="auto" style:text-line-through-color="font-color" style:text-position="0% 100%" fo:font-family="Corbel"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2.25in" fo:margin-right="0in" fo:text-indent="-0.2in" fo:margin-top="0.03472in" fo:margin-bottom="0.0347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40bad2" style:text-line-through-type="none" style:text-line-through-style="none" style:text-line-through-width="auto" style:text-line-through-color="font-color" style:text-position="0% 100%" fo:font-family="Corbe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38">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2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02">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2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0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8">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5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2">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4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8">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4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47">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1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1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61">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64">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text:list-style style:name="a167">
      <text:list-level-style-bullet text:level="1" text:bullet-char="">
        <style:list-level-properties text:space-before="0in" text:min-label-width="0.2in"/>
        <style:text-properties fo:color="#40bad2" fo:font-family="Wingdings 2" style:font-family-generic="roman" style:font-pitch="variable" style:font-charset="x-symbol" fo:font-size="100%"/>
      </text:list-level-style-bullet>
      <text:list-level-style-bullet text:level="2" text:bullet-char="">
        <style:list-level-properties text:space-before="0.55in" text:min-label-width="0.2in"/>
        <style:text-properties fo:color="#40bad2" fo:font-family="Wingdings 2" style:font-family-generic="roman" style:font-pitch="variable" style:font-charset="x-symbol" fo:font-size="100%"/>
      </text:list-level-style-bullet>
      <text:list-level-style-bullet text:level="3" text:bullet-char="">
        <style:list-level-properties text:space-before="1.05in" text:min-label-width="0.2in"/>
        <style:text-properties fo:color="#40bad2" fo:font-family="Wingdings 2" style:font-family-generic="roman" style:font-pitch="variable" style:font-charset="x-symbol" fo:font-size="100%"/>
      </text:list-level-style-bullet>
      <text:list-level-style-bullet text:level="4" text:bullet-char="">
        <style:list-level-properties text:space-before="1.55in" text:min-label-width="0.2in"/>
        <style:text-properties fo:color="#40bad2" fo:font-family="Wingdings 2" style:font-family-generic="roman" style:font-pitch="variable" style:font-charset="x-symbol" fo:font-size="100%"/>
      </text:list-level-style-bullet>
      <text:list-level-style-bullet text:level="5" text:bullet-char="">
        <style:list-level-properties text:space-before="2.05in" text:min-label-width="0.2in"/>
        <style:text-properties fo:color="#40bad2"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0bad2"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0bad2"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0bad2"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0bad2" fo:font-family="Wingdings 2" style:font-family-generic="roman" style:font-pitch="variable" style:font-charset="x-symbol" fo:font-size="100%"/>
      </text:list-level-style-bullet>
    </text:list-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rame" style:page-layout-name="pageLayout1" draw:style-name="a0">
      <draw:custom-shape svg:x="0in" svg:y="0.83in" svg:width="2.82447in" svg:height="5.8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20745in" svg:y="1.22904in" svg:width="2.41755in" svg:height="5.03191in" presentation:class="title" presentation:placeholder="false">
        <draw:text-box>
          <text:p text:style-name="a5" text:class-names="" text:cond-style-name=""><text:span text:style-name="a4" text:class-names="">Click to edit Master title style</text:span></text:p>
        </draw:text-box>
        <svg:title/>
        <svg:desc/>
      </draw:frame>
      <draw:custom-shape svg:x="9.69149in" svg:y="0.83in" svg:width="0.315in" svg:height="5.83in" draw:id="id2" draw:style-name="a9" draw:name="Rectangle 37">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frame draw:id="id3" presentation:style-name="a25" draw:name="Text Placeholder 2" svg:x="3.17361in" svg:y="0.945in" svg:width="6in" svg:height="5.6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0.21528in" svg:y="6.95139in" svg:width="2.25in" svg:height="0.39931in" presentation:class="date-time" presentation:placeholder="false">
        <draw:text-box>
          <text:p text:style-name="a28" text:class-names="" text:cond-style-name=""><text:span text:style-name="a26" text:class-names=""><text:date text:fixed="false" style:data-style-name="a27">9/9/2025</text:date></text:span></text:p>
        </draw:text-box>
        <svg:title/>
        <svg:desc/>
      </draw:frame>
      <draw:frame draw:id="id5" presentation:style-name="a32" draw:name="Footer Placeholder 4" svg:x="3.17361in" svg:y="6.95139in" svg:width="4.84869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8.72222in" svg:y="6.95139in" svg:width="1.25568in" svg:height="0.39931in" presentation:class="page-number" presentation:placeholder="false">
        <draw:text-box>
          <text:p text:style-name="a34" text:class-names="" text:cond-style-name=""><text:span text:style-name="a33" text:class-names=""><text:page-number style:num-format="1" text:fixed="false">‹#›</text:page-number></text:span></text:p>
        </draw:text-box>
        <svg:title/>
        <svg:desc/>
      </draw:frame>
    </style:master-page>
    <style:master-page style:name="Master1-Layout1-title-Title-Slide" style:page-layout-name="pageLayout1" draw:style-name="a36">
      <draw:custom-shape svg:x="0in" svg:y="0.83333in" svg:width="7.49805in" svg:height="5.83333in" draw:id="id7" draw:style-name="a39" draw:name="Rectangle 6">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7.60356in" svg:y="0.83333in" svg:width="2.39938in" svg:height="5.83333in" draw:id="id8" draw:style-name="a42" draw:name="Rectangle 7">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9" presentation:style-name="a45" draw:name="Title 1" svg:x="0.8775in" svg:y="1.42in" svg:width="6in" svg:height="3.56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0.90224in" svg:y="5.10744in" svg:width="6in" svg:height="1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2" draw:name="Date Placeholder 3" svg:x="0.21528in" svg:y="6.95139in" svg:width="2.25in" svg:height="0.39931in" presentation:class="date-time" presentation:placeholder="false">
        <draw:text-box>
          <text:p text:style-name="a51" text:class-names="" text:cond-style-name=""><text:span text:style-name="a49" text:class-names=""><text:date text:fixed="false" style:data-style-name="a50">9/9/2025</text:date></text:span></text:p>
        </draw:text-box>
        <svg:title/>
        <svg:desc/>
      </draw:frame>
      <draw:frame draw:id="id12" presentation:style-name="a55" draw:name="Footer Placeholder 4" svg:x="3.17361in" svg:y="6.95139in" svg:width="4.84869in" svg:height="0.39931in" presentation:class="footer" presentation:placeholder="false">
        <draw:text-box>
          <text:p text:style-name="a54" text:class-names="" text:cond-style-name=""><text:span text:style-name="a53" text:class-names=""/></text:p>
        </draw:text-box>
        <svg:title/>
        <svg:desc/>
      </draw:frame>
      <draw:frame draw:id="id13" presentation:style-name="a58" draw:name="Slide Number Placeholder 5" svg:x="8.72222in" svg:y="6.95139in" svg:width="1.25568in" svg:height="0.39931in" presentation:class="page-number" presentation:placeholder="false">
        <draw:text-box>
          <text:p text:style-name="a57" text:class-names="" text:cond-style-name=""><text:span text:style-name="a56" text:class-names=""><text:page-number style:num-format="1" text:fixed="false">‹#›</text:page-number></text:span></text:p>
        </draw:text-box>
        <svg:title/>
        <svg:desc/>
      </draw:frame>
    </style:master-page>
    <style:master-page style:name="Master1-Layout2-obj-Title-and-Content" style:page-layout-name="pageLayout1" draw:style-name="a59">
      <draw:custom-shape svg:x="0in" svg:y="0.83in" svg:width="2.82447in" svg:height="5.83in" draw:id="id14" draw:layer="Master1-bg" draw:style-name="a62" draw:name="Rectangle 6">
        <svg:title/>
        <svg:desc/>
        <text:p text:style-name="a61" text:class-names="" text:cond-style-name=""><text:span text:style-name="a60"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15" draw:layer="Master1-bg" draw:style-name="a65" draw:name="Rectangle 3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frame draw:id="id16" presentation:style-name="a69" draw:name="Date Placeholder 3" svg:x="0.21528in" svg:y="6.95139in" svg:width="2.25in" svg:height="0.39931in" presentation:class="date-time" presentation:placeholder="false">
        <draw:text-box>
          <text:p text:style-name="a68" text:class-names="" text:cond-style-name=""><text:span text:style-name="a66" text:class-names=""><text:date text:fixed="false" style:data-style-name="a67">9/9/2025</text:date></text:span></text:p>
        </draw:text-box>
        <svg:title/>
        <svg:desc/>
      </draw:frame>
      <draw:frame draw:id="id17" presentation:style-name="a72" draw:name="Footer Placeholder 4" svg:x="3.17361in" svg:y="6.95139in" svg:width="4.84869in" svg:height="0.39931in" presentation:class="footer" presentation:placeholder="false">
        <draw:text-box>
          <text:p text:style-name="a71" text:class-names="" text:cond-style-name=""><text:span text:style-name="a70" text:class-names=""/></text:p>
        </draw:text-box>
        <svg:title/>
        <svg:desc/>
      </draw:frame>
      <draw:frame draw:id="id18" presentation:style-name="a75" draw:name="Slide Number Placeholder 5" svg:x="8.72222in" svg:y="6.95139in" svg:width="1.25568in" svg:height="0.39931in" presentation:class="page-number" presentation:placeholder="false">
        <draw:text-box>
          <text:p text:style-name="a74" text:class-names="" text:cond-style-name=""><text:span text:style-name="a73" text:class-names=""><text:page-number style:num-format="1" text:fixed="false">‹#›</text:page-number></text:span></text:p>
        </draw:text-box>
        <svg:title/>
        <svg:desc/>
      </draw:frame>
    </style:master-page>
    <style:master-page style:name="Master1-Layout3-secHead-Section-Header" style:page-layout-name="pageLayout1" draw:style-name="a76">
      <draw:custom-shape svg:x="0in" svg:y="0.83in" svg:width="2.82447in" svg:height="5.83in" draw:id="id19" draw:layer="Master1-bg" draw:style-name="a79" draw:name="Rectangle 6">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20" draw:layer="Master1-bg" draw:style-name="a82" draw:name="Rectangle 37">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1" presentation:style-name="a86" draw:name="Date Placeholder 3" svg:x="0.21528in" svg:y="6.95139in" svg:width="2.25in" svg:height="0.39931in" presentation:class="date-time" presentation:placeholder="false">
        <draw:text-box>
          <text:p text:style-name="a85" text:class-names="" text:cond-style-name=""><text:span text:style-name="a83" text:class-names=""><text:date text:fixed="false" style:data-style-name="a84">9/9/2025</text:date></text:span></text:p>
        </draw:text-box>
        <svg:title/>
        <svg:desc/>
      </draw:frame>
      <draw:frame draw:id="id22" presentation:style-name="a89" draw:name="Footer Placeholder 4" svg:x="3.17361in" svg:y="6.95139in" svg:width="4.84869in" svg:height="0.39931in" presentation:class="footer" presentation:placeholder="false">
        <draw:text-box>
          <text:p text:style-name="a88" text:class-names="" text:cond-style-name=""><text:span text:style-name="a87" text:class-names=""/></text:p>
        </draw:text-box>
        <svg:title/>
        <svg:desc/>
      </draw:frame>
      <draw:frame draw:id="id23" presentation:style-name="a92" draw:name="Slide Number Placeholder 5" svg:x="8.72222in" svg:y="6.95139in" svg:width="1.25568in" svg:height="0.39931in" presentation:class="page-number" presentation:placeholder="false">
        <draw:text-box>
          <text:p text:style-name="a91" text:class-names="" text:cond-style-name=""><text:span text:style-name="a90" text:class-names=""><text:page-number style:num-format="1" text:fixed="false">‹#›</text:page-number></text:span></text:p>
        </draw:text-box>
        <svg:title/>
        <svg:desc/>
      </draw:frame>
    </style:master-page>
    <style:master-page style:name="Master1-Layout4-twoObj-Two-Content" style:page-layout-name="pageLayout1" draw:style-name="a93">
      <draw:custom-shape svg:x="0in" svg:y="0.83in" svg:width="2.82447in" svg:height="5.83in" draw:id="id24" draw:layer="Master1-bg" draw:style-name="a96" draw:name="Rectangle 6">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25" draw:layer="Master1-bg" draw:style-name="a99" draw:name="Rectangle 37">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frame draw:id="id26" presentation:style-name="a115" draw:name="Content Placeholder 3" svg:x="6.4125in" svg:y="0.95in" svg:width="2.85in" svg:height="5.6in" presentation:class="object" presentation:placeholder="false">
        <draw:text-box>
          <text:list text:style-name="a102">
            <text:list-item>
              <text:p text:style-name="a101" text:class-names="" text:cond-style-name=""><text:span text:style-name="a100" text:class-names="">Click to 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7" presentation:style-name="a119" draw:name="Date Placeholder 7" svg:x="0.21528in" svg:y="6.95139in" svg:width="2.25in" svg:height="0.39931in" presentation:class="date-time" presentation:placeholder="false">
        <draw:text-box>
          <text:p text:style-name="a118" text:class-names="" text:cond-style-name=""><text:span text:style-name="a116" text:class-names=""><text:date text:fixed="false" style:data-style-name="a117">9/9/2025</text:date></text:span></text:p>
        </draw:text-box>
        <svg:title/>
        <svg:desc/>
      </draw:frame>
      <draw:frame draw:id="id28" presentation:style-name="a122" draw:name="Footer Placeholder 8" svg:x="3.17361in" svg:y="6.95139in" svg:width="4.84869in" svg:height="0.39931in" presentation:class="footer" presentation:placeholder="false">
        <draw:text-box>
          <text:p text:style-name="a121" text:class-names="" text:cond-style-name=""><text:span text:style-name="a120" text:class-names=""/></text:p>
        </draw:text-box>
        <svg:title/>
        <svg:desc/>
      </draw:frame>
      <draw:frame draw:id="id29" presentation:style-name="a125" draw:name="Slide Number Placeholder 9" svg:x="8.72222in" svg:y="6.95139in" svg:width="1.25568in" svg:height="0.39931in" presentation:class="page-number" presentation:placeholder="false">
        <draw:text-box>
          <text:p text:style-name="a124" text:class-names="" text:cond-style-name=""><text:span text:style-name="a123" text:class-names=""><text:page-number style:num-format="1" text:fixed="false">‹#›</text:page-number></text:span></text:p>
        </draw:text-box>
        <svg:title/>
        <svg:desc/>
      </draw:frame>
    </style:master-page>
    <style:master-page style:name="Master1-Layout5-twoTxTwoObj-Comparison" style:page-layout-name="pageLayout1" draw:style-name="a126">
      <draw:custom-shape svg:x="0in" svg:y="0.83in" svg:width="2.82447in" svg:height="5.83in" draw:id="id30" draw:layer="Master1-bg" draw:style-name="a129" draw:name="Rectangle 6">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31" draw:layer="Master1-bg" draw:style-name="a132" draw:name="Rectangle 37">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2" presentation:style-name="a148" draw:name="Content Placeholder 3" svg:x="3.1725in" svg:y="2.1117in" svg:width="2.85in" svg:height="4.4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33" presentation:style-name="a152" draw:name="Text Placeholder 4" svg:x="6.41278in" svg:y="1.11941in" svg:width="2.85in" svg:height="0.88929in" presentation:class="outline" presentation:placeholder="false">
        <draw:text-box>
          <text:list text:style-name="a151">
            <text:list-item>
              <text:p text:style-name="a150" text:class-names="" text:cond-style-name=""><text:span text:style-name="a149" text:class-names="">Click to edit Master text styles</text:span></text:p>
            </text:list-item>
          </text:list>
        </draw:text-box>
        <svg:title/>
        <svg:desc/>
      </draw:frame>
      <draw:frame draw:id="id34" presentation:style-name="a168" draw:name="Content Placeholder 5" svg:x="6.41278in" svg:y="2.1117in" svg:width="2.85in" svg:height="4.4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Fifth level</text:span></text:p>
                            </text:list-item>
                          </text:list>
                        </text:list-item>
                      </text:list>
                    </text:list-item>
                  </text:list>
                </text:list-item>
              </text:list>
            </text:list-item>
          </text:list>
        </draw:text-box>
        <svg:title/>
        <svg:desc/>
      </draw:frame>
      <draw:frame draw:id="id35" presentation:style-name="a172" draw:name="Date Placeholder 1" svg:x="0.21528in" svg:y="6.95139in" svg:width="2.25in" svg:height="0.39931in" presentation:class="date-time" presentation:placeholder="false">
        <draw:text-box>
          <text:p text:style-name="a171" text:class-names="" text:cond-style-name=""><text:span text:style-name="a169" text:class-names=""><text:date text:fixed="false" style:data-style-name="a170">9/9/2025</text:date></text:span></text:p>
        </draw:text-box>
        <svg:title/>
        <svg:desc/>
      </draw:frame>
      <draw:frame draw:id="id36" presentation:style-name="a175" draw:name="Footer Placeholder 10" svg:x="3.17361in" svg:y="6.95139in" svg:width="4.84869in" svg:height="0.39931in" presentation:class="footer" presentation:placeholder="false">
        <draw:text-box>
          <text:p text:style-name="a174" text:class-names="" text:cond-style-name=""><text:span text:style-name="a173" text:class-names=""/></text:p>
        </draw:text-box>
        <svg:title/>
        <svg:desc/>
      </draw:frame>
      <draw:frame draw:id="id37" presentation:style-name="a178" draw:name="Slide Number Placeholder 11" svg:x="8.72222in" svg:y="6.95139in" svg:width="1.25568in" svg:height="0.39931in" presentation:class="page-number" presentation:placeholder="false">
        <draw:text-box>
          <text:p text:style-name="a177" text:class-names="" text:cond-style-name=""><text:span text:style-name="a176" text:class-names=""><text:page-number style:num-format="1" text:fixed="false">‹#›</text:page-number></text:span></text:p>
        </draw:text-box>
        <svg:title/>
        <svg:desc/>
      </draw:frame>
    </style:master-page>
    <style:master-page style:name="Master1-Layout6-titleOnly-Title-Only" style:page-layout-name="pageLayout1" draw:style-name="a179">
      <draw:custom-shape svg:x="0in" svg:y="0.83in" svg:width="2.82447in" svg:height="5.83in" draw:id="id38" draw:layer="Master1-bg" draw:style-name="a182" draw:name="Rectangle 6">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39" draw:layer="Master1-bg" draw:style-name="a185" draw:name="Rectangle 37">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40" presentation:style-name="a188" draw:name="Footer Placeholder 6" svg:x="3.17361in" svg:y="6.95139in" svg:width="4.84869in" svg:height="0.39931in" presentation:class="footer" presentation:placeholder="false">
        <draw:text-box>
          <text:p text:style-name="a187" text:class-names="" text:cond-style-name=""><text:span text:style-name="a186" text:class-names=""/></text:p>
        </draw:text-box>
        <svg:title/>
        <svg:desc/>
      </draw:frame>
      <draw:frame draw:id="id41" presentation:style-name="a191" draw:name="Slide Number Placeholder 7" svg:x="8.72222in" svg:y="6.95139in" svg:width="1.25568in" svg:height="0.39931in" presentation:class="page-number" presentation:placeholder="false">
        <draw:text-box>
          <text:p text:style-name="a190" text:class-names="" text:cond-style-name=""><text:span text:style-name="a189" text:class-names=""><text:page-number style:num-format="1" text:fixed="false">‹#›</text:page-number></text:span></text:p>
        </draw:text-box>
        <svg:title/>
        <svg:desc/>
      </draw:frame>
    </style:master-page>
    <style:master-page style:name="Master1-Layout7-blank-Blank" style:page-layout-name="pageLayout1" draw:style-name="a192">
      <draw:frame draw:id="id42" presentation:style-name="a196" draw:name="Date Placeholder 4" svg:x="0.21528in" svg:y="6.95139in" svg:width="2.25in" svg:height="0.39931in" presentation:class="date-time" presentation:placeholder="false">
        <draw:text-box>
          <text:p text:style-name="a195" text:class-names="" text:cond-style-name=""><text:span text:style-name="a193" text:class-names=""><text:date text:fixed="false" style:data-style-name="a194">9/9/2025</text:date></text:span></text:p>
        </draw:text-box>
        <svg:title/>
        <svg:desc/>
      </draw:frame>
      <draw:frame draw:id="id43" presentation:style-name="a199" draw:name="Footer Placeholder 5" svg:x="3.17361in" svg:y="6.95139in" svg:width="4.84869in" svg:height="0.39931in" presentation:class="footer" presentation:placeholder="false">
        <draw:text-box>
          <text:p text:style-name="a198" text:class-names="" text:cond-style-name=""><text:span text:style-name="a197" text:class-names=""/></text:p>
        </draw:text-box>
        <svg:title/>
        <svg:desc/>
      </draw:frame>
      <draw:frame draw:id="id44" presentation:style-name="a202" draw:name="Slide Number Placeholder 6" svg:x="8.72222in" svg:y="6.95139in" svg:width="1.25568in" svg:height="0.39931in" presentation:class="page-number" presentation:placeholder="false">
        <draw:text-box>
          <text:p text:style-name="a201" text:class-names="" text:cond-style-name=""><text:span text:style-name="a200" text:class-names=""><text:page-number style:num-format="1" text:fixed="false">‹#›</text:page-number></text:span></text:p>
        </draw:text-box>
        <svg:title/>
        <svg:desc/>
      </draw:frame>
    </style:master-page>
    <style:master-page style:name="Master1-Layout8-objTx-Content-with-Caption" style:page-layout-name="pageLayout1" draw:style-name="a203">
      <draw:custom-shape svg:x="0in" svg:y="0.83in" svg:width="2.82447in" svg:height="5.83in" draw:id="id45"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46" draw:layer="Master1-bg" draw:style-name="a209" draw:name="Rectangle 37">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frame draw:id="id47" presentation:style-name="a213" draw:name="Text Placeholder 3" svg:x="0.21in" svg:y="3.65in" svg:width="2.325in" svg:height="2.8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48" presentation:style-name="a217" draw:name="Date Placeholder 7" svg:x="0.21528in" svg:y="6.95139in" svg:width="2.25in" svg:height="0.39931in" presentation:class="date-time" presentation:placeholder="false">
        <draw:text-box>
          <text:p text:style-name="a216" text:class-names="" text:cond-style-name=""><text:span text:style-name="a214" text:class-names=""><text:date text:fixed="false" style:data-style-name="a215">9/9/2025</text:date></text:span></text:p>
        </draw:text-box>
        <svg:title/>
        <svg:desc/>
      </draw:frame>
      <draw:frame draw:id="id49" presentation:style-name="a220" draw:name="Footer Placeholder 8" svg:x="3.17361in" svg:y="6.95139in" svg:width="4.84869in" svg:height="0.39931in" presentation:class="footer" presentation:placeholder="false">
        <draw:text-box>
          <text:p text:style-name="a219" text:class-names="" text:cond-style-name=""><text:span text:style-name="a218" text:class-names=""/></text:p>
        </draw:text-box>
        <svg:title/>
        <svg:desc/>
      </draw:frame>
      <draw:frame draw:id="id50" presentation:style-name="a223" draw:name="Slide Number Placeholder 9" svg:x="8.72222in" svg:y="6.95139in" svg:width="1.25568in" svg:height="0.39931in" presentation:class="page-number" presentation:placeholder="false">
        <draw:text-box>
          <text:p text:style-name="a222" text:class-names="" text:cond-style-name=""><text:span text:style-name="a221" text:class-names=""><text:page-number style:num-format="1" text:fixed="false">‹#›</text:page-number></text:span></text:p>
        </draw:text-box>
        <svg:title/>
        <svg:desc/>
      </draw:frame>
    </style:master-page>
    <style:master-page style:name="Master1-Layout9-picTx-Picture-with-Caption" style:page-layout-name="pageLayout1" draw:style-name="a224">
      <draw:custom-shape svg:x="0in" svg:y="0.83in" svg:width="2.82447in" svg:height="5.83in" draw:id="id51" draw:layer="Master1-bg" draw:style-name="a227" draw:name="Rectangle 6">
        <svg:title/>
        <svg:desc/>
        <text:p text:style-name="a226" text:class-names="" text:cond-style-name=""><text:span text:style-name="a225"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52" draw:layer="Master1-bg" draw:style-name="a230" draw:name="Rectangle 37">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frame draw:id="id53" presentation:style-name="a234" draw:name="Text Placeholder 3" svg:x="0.21in" svg:y="3.65333in" svg:width="2.325in" svg:height="2.8in" presentation:class="outline" presentation:placeholder="false">
        <draw:text-box>
          <text:list text:style-name="a233">
            <text:list-item>
              <text:p text:style-name="a232" text:class-names="" text:cond-style-name=""><text:span text:style-name="a231" text:class-names="">Click to edit Master text styles</text:span></text:p>
            </text:list-item>
          </text:list>
        </draw:text-box>
        <svg:title/>
        <svg:desc/>
      </draw:frame>
      <draw:frame draw:id="id54" presentation:style-name="a238" draw:name="Date Placeholder 7" svg:x="0.21528in" svg:y="6.95139in" svg:width="2.25in" svg:height="0.39931in" presentation:class="date-time" presentation:placeholder="false">
        <draw:text-box>
          <text:p text:style-name="a237" text:class-names="" text:cond-style-name=""><text:span text:style-name="a235" text:class-names=""><text:date text:fixed="false" style:data-style-name="a236">9/9/2025</text:date></text:span></text:p>
        </draw:text-box>
        <svg:title/>
        <svg:desc/>
      </draw:frame>
      <draw:frame draw:id="id55" presentation:style-name="a241" draw:name="Footer Placeholder 8" svg:x="2.87in" svg:y="6.95139in" svg:width="4.84869in" svg:height="0.39931in" presentation:class="footer" presentation:placeholder="false">
        <draw:text-box>
          <text:p text:style-name="a240" text:class-names="" text:cond-style-name=""><text:span text:style-name="a239" text:class-names=""/></text:p>
        </draw:text-box>
        <svg:title/>
        <svg:desc/>
      </draw:frame>
      <draw:frame draw:id="id56" presentation:style-name="a244" draw:name="Slide Number Placeholder 9" svg:x="8.72222in" svg:y="6.95139in" svg:width="1.25568in" svg:height="0.39931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10-vertTx-Title-and-Vertical-Text" style:page-layout-name="pageLayout1" draw:style-name="a245">
      <draw:custom-shape svg:x="0in" svg:y="0.83in" svg:width="2.82447in" svg:height="5.83in" draw:id="id57" draw:layer="Master1-bg" draw:style-name="a248" draw:name="Rectangle 6">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58" draw:layer="Master1-bg" draw:style-name="a251" draw:name="Rectangle 37">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frame draw:id="id59" presentation:style-name="a255" draw:name="Date Placeholder 6" svg:x="0.21528in" svg:y="6.95139in" svg:width="2.25in" svg:height="0.39931in" presentation:class="date-time" presentation:placeholder="false">
        <draw:text-box>
          <text:p text:style-name="a254" text:class-names="" text:cond-style-name=""><text:span text:style-name="a252" text:class-names=""><text:date text:fixed="false" style:data-style-name="a253">9/9/2025</text:date></text:span></text:p>
        </draw:text-box>
        <svg:title/>
        <svg:desc/>
      </draw:frame>
      <draw:frame draw:id="id60" presentation:style-name="a258" draw:name="Footer Placeholder 7" svg:x="3.17361in" svg:y="6.95139in" svg:width="4.84869in" svg:height="0.39931in" presentation:class="footer" presentation:placeholder="false">
        <draw:text-box>
          <text:p text:style-name="a257" text:class-names="" text:cond-style-name=""><text:span text:style-name="a256" text:class-names=""/></text:p>
        </draw:text-box>
        <svg:title/>
        <svg:desc/>
      </draw:frame>
      <draw:frame draw:id="id61" presentation:style-name="a261" draw:name="Slide Number Placeholder 8" svg:x="8.72222in" svg:y="6.95139in" svg:width="1.25568in" svg:height="0.39931in" presentation:class="page-number" presentation:placeholder="false">
        <draw:text-box>
          <text:p text:style-name="a260" text:class-names="" text:cond-style-name=""><text:span text:style-name="a259" text:class-names=""><text:page-number style:num-format="1" text:fixed="false">‹#›</text:page-number></text:span></text:p>
        </draw:text-box>
        <svg:title/>
        <svg:desc/>
      </draw:frame>
    </style:master-page>
    <style:master-page style:name="Master1-Layout11-vertTitleAndTx-Vertical-Title-and-Text" style:page-layout-name="pageLayout1" draw:style-name="a262">
      <draw:custom-shape svg:x="0in" svg:y="0.83in" svg:width="2.82447in" svg:height="5.83in" draw:id="id62" draw:layer="Master1-bg" draw:style-name="a265" draw:name="Rectangle 6">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custom-shape svg:x="9.69149in" svg:y="0.83in" svg:width="0.315in" svg:height="5.83in" draw:id="id63" draw:layer="Master1-bg" draw:style-name="a268" draw:name="Rectangle 37">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frame draw:id="id64" presentation:style-name="a272" draw:name="Date Placeholder 6" svg:x="0.21528in" svg:y="6.95139in" svg:width="2.25in" svg:height="0.39931in" presentation:class="date-time" presentation:placeholder="false">
        <draw:text-box>
          <text:p text:style-name="a271" text:class-names="" text:cond-style-name=""><text:span text:style-name="a269" text:class-names=""><text:date text:fixed="false" style:data-style-name="a270">9/9/2025</text:date></text:span></text:p>
        </draw:text-box>
        <svg:title/>
        <svg:desc/>
      </draw:frame>
      <draw:frame draw:id="id65" presentation:style-name="a275" draw:name="Footer Placeholder 7" svg:x="3.17361in" svg:y="6.95139in" svg:width="4.84869in" svg:height="0.39931in" presentation:class="footer" presentation:placeholder="false">
        <draw:text-box>
          <text:p text:style-name="a274" text:class-names="" text:cond-style-name=""><text:span text:style-name="a273" text:class-names=""/></text:p>
        </draw:text-box>
        <svg:title/>
        <svg:desc/>
      </draw:frame>
      <draw:frame draw:id="id66" presentation:style-name="a278" draw:name="Slide Number Placeholder 8" svg:x="8.72222in" svg:y="6.95139in" svg:width="1.25568in" svg:height="0.39931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Name: Register no &amp; NMID: Department: College: </dc:title>
    <meta:initial-creator>PRIYANKA SANTHOSH</meta:initial-creator>
    <dc:creator>PRIYANKA SANTHOSH</dc:creator>
    <meta:creation-date>2025-09-01T11:04:15Z</meta:creation-date>
    <dc:date>2025-09-09T09:05:12Z</dc:date>
    <meta:editing-cycles>9</meta:editing-cycles>
  </office:meta>
</office:document-meta>
</file>